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124cm" fo:margin-left="0.123cm" table:align="left"/>
    </style:style>
    <style:style style:name="Tabella2.A" style:family="table-column">
      <style:table-column-properties style:column-width="1.457cm"/>
    </style:style>
    <style:style style:name="Tabella2.B" style:family="table-column">
      <style:table-column-properties style:column-width="9.862cm"/>
    </style:style>
    <style:style style:name="Tabella2.C" style:family="table-column">
      <style:table-column-properties style:column-width="0.96cm"/>
    </style:style>
    <style:style style:name="Tabella2.D" style:family="table-column">
      <style:table-column-properties style:column-width="3.845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Piè_20_di_20_pagina">
      <style:paragraph-properties fo:text-align="center" style:justify-single-word="false"/>
      <style:text-properties fo:font-size="8pt" style:font-size-asian="8pt"/>
    </style:style>
    <style:style style:name="P2" style:family="paragraph" style:parent-style-name="Normale">
      <style:text-properties fo:font-size="12pt" style:font-size-asian="12pt"/>
    </style:style>
    <style:style style:name="P3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2pt" style:font-size-asian="12pt"/>
    </style:style>
    <style:style style:name="P5" style:family="paragraph" style:parent-style-name="Normale">
      <style:paragraph-properties fo:line-height="0.388cm" fo:orphans="0" fo:widows="0">
        <style:tab-stops>
          <style:tab-stop style:position="1.199cm" style:type="char" style:char=","/>
          <style:tab-stop style:position="1.376cm"/>
          <style:tab-stop style:position="2.223cm"/>
          <style:tab-stop style:position="5.362cm" style:type="center"/>
          <style:tab-stop style:position="10.724cm"/>
        </style:tab-stops>
      </style:paragraph-properties>
      <style:text-properties fo:font-size="12pt" style:font-size-asian="12pt" style:font-size-complex="11pt"/>
    </style:style>
    <style:style style:name="P6" style:family="paragraph" style:parent-style-name="Normale">
      <style:paragraph-properties>
        <style:tab-stops>
          <style:tab-stop style:position="2.752cm"/>
          <style:tab-stop style:position="11.395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</style:style>
    <style:style style:name="P8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weight="bold" style:font-weight-asian="bold"/>
    </style:style>
    <style:style style:name="P9" style:family="paragraph" style:parent-style-name="p5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0" style:family="paragraph" style:parent-style-name="p5">
      <style:paragraph-properties fo:margin-left="0cm" fo:margin-right="0cm" fo:line-height="100%" fo:text-align="end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1" style:family="paragraph" style:parent-style-name="p5">
      <style:paragraph-properties fo:margin-left="0cm" fo:margin-right="0cm" fo:line-height="100%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2" style:family="paragraph" style:parent-style-name="p5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fo:font-weight="bold" style:font-weight-asian="bold" style:font-size-complex="16pt" style:font-weight-complex="bold"/>
    </style:style>
    <style:style style:name="P13" style:family="paragraph" style:parent-style-name="p5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</style:style>
    <style:style style:name="P14" style:family="paragraph" style:parent-style-name="p5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  <style:tab-stop style:position="2.716cm"/>
        </style:tab-stops>
      </style:paragraph-properties>
      <style:text-properties style:font-size-complex="16pt"/>
    </style:style>
    <style:style style:name="P15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weight="bold" style:font-weight-asian="bold" style:font-size-complex="16pt" style:font-weight-complex="bold"/>
    </style:style>
    <style:style style:name="P16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weight="bold" style:font-weight-asian="bold"/>
    </style:style>
    <style:style style:name="P17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0" style:family="paragraph" style:parent-style-name="p4">
      <style:paragraph-properties fo:margin-left="1.376cm" fo:margin-right="0cm" fo:line-height="100%" fo:text-indent="0cm" style:auto-text-indent="false">
        <style:tab-stops>
          <style:tab-stop style:position="0cm"/>
        </style:tab-stops>
      </style:paragraph-properties>
    </style:style>
    <style:style style:name="P21" style:family="paragraph" style:parent-style-name="p4">
      <style:paragraph-properties fo:margin-left="1.376cm" fo:margin-right="0cm" fo:line-height="100%" fo:text-indent="0cm" style:auto-text-indent="false">
        <style:tab-stops>
          <style:tab-stop style:position="0cm"/>
        </style:tab-stops>
      </style:paragraph-properties>
      <style:text-properties style:font-size-complex="11pt"/>
    </style:style>
    <style:style style:name="P22" style:family="paragraph" style:parent-style-name="p19">
      <style:paragraph-properties fo:margin-left="1.376cm" fo:margin-right="0cm" fo:line-height="0.847cm" fo:text-indent="0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p19">
      <style:paragraph-properties fo:margin-left="1.376cm" fo:margin-right="0cm" fo:line-height="0.847cm" fo:text-indent="0cm" style:auto-text-indent="false">
        <style:tab-stops>
          <style:tab-stop style:position="0cm"/>
        </style:tab-stops>
      </style:paragraph-properties>
    </style:style>
    <style:style style:name="P24" style:family="paragraph" style:parent-style-name="Normale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1.376cm"/>
        </style:tab-stops>
      </style:paragraph-properties>
      <style:text-properties fo:font-size="12pt" style:font-size-asian="12pt"/>
    </style:style>
    <style:style style:name="P25" style:family="paragraph" style:parent-style-name="p2">
      <style:paragraph-properties fo:line-height="100%"/>
      <style:text-properties fo:font-size="11pt" style:font-size-asian="11pt" style:font-size-complex="11pt"/>
    </style:style>
    <style:style style:name="P26" style:family="paragraph" style:parent-style-name="p23">
      <style:paragraph-properties fo:line-height="100%"/>
      <style:text-properties fo:font-size="11pt" style:font-size-asian="11pt" style:font-size-complex="11pt"/>
    </style:style>
    <style:style style:name="P27" style:family="paragraph" style:parent-style-name="p23">
      <style:paragraph-properties fo:line-height="100%"/>
      <style:text-properties fo:font-size="11pt" fo:font-weight="bold" style:font-size-asian="11pt" style:font-weight-asian="bold" style:font-size-complex="11pt"/>
    </style:style>
    <style:style style:name="P28" style:family="paragraph" style:parent-style-name="p5">
      <style:paragraph-properties fo:margin-left="2.794cm" fo:margin-right="0cm" fo:line-height="100%" fo:text-indent="0cm" style:auto-text-indent="false">
        <style:tab-stops>
          <style:tab-stop style:position="-1.418cm"/>
          <style:tab-stop style:position="-0.078cm"/>
        </style:tab-stops>
      </style:paragraph-properties>
    </style:style>
    <style:style style:name="P29" style:family="paragraph" style:parent-style-name="t1">
      <style:paragraph-properties fo:line-height="100%">
        <style:tab-stops>
          <style:tab-stop style:position="2.752cm"/>
          <style:tab-stop style:position="11.395cm"/>
        </style:tab-stops>
      </style:paragraph-properties>
    </style:style>
    <style:style style:name="P30" style:family="paragraph" style:parent-style-name="t1">
      <style:paragraph-properties fo:line-height="100%">
        <style:tab-stops>
          <style:tab-stop style:position="2.752cm"/>
          <style:tab-stop style:position="11.395cm"/>
        </style:tab-stops>
      </style:paragraph-properties>
      <style:text-properties fo:font-size="11pt" style:font-size-asian="11pt" style:font-size-complex="11pt"/>
    </style:style>
    <style:style style:name="P31" style:family="paragraph" style:parent-style-name="t8">
      <style:paragraph-properties fo:line-height="0.529cm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  <style:text-properties style:font-size-complex="11pt"/>
    </style:style>
    <style:style style:name="P32" style:family="paragraph" style:parent-style-name="t15">
      <style:paragraph-properties fo:line-height="0.388cm">
        <style:tab-stops>
          <style:tab-stop style:position="1.199cm" style:type="char" style:char=","/>
          <style:tab-stop style:position="1.376cm"/>
          <style:tab-stop style:position="2.223cm"/>
          <style:tab-stop style:position="5.362cm" style:type="center"/>
          <style:tab-stop style:position="10.724cm"/>
        </style:tab-stops>
      </style:paragraph-properties>
      <style:text-properties style:font-size-complex="11pt"/>
    </style:style>
    <style:style style:name="P33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34" style:family="paragraph" style:parent-style-name="p4" style:master-page-name="MPF0">
      <style:paragraph-properties fo:margin-left="0cm" fo:margin-right="0cm" fo:line-height="100%" fo:text-align="justify" style:justify-single-word="false" fo:text-indent="0cm" style:auto-text-indent="false" style:page-number="auto" fo:break-before="page">
        <style:tab-stops>
          <style:tab-stop style:position="1.376cm"/>
        </style:tab-stops>
      </style:paragraph-properties>
      <style:text-properties style:font-size-complex="16pt"/>
    </style:style>
    <style:style style:name="P35" style:family="paragraph" style:parent-style-name="p5">
      <style:paragraph-properties fo:margin-left="0cm" fo:margin-right="0cm" fo:line-height="100%" fo:text-indent="0cm" style:auto-text-indent="false">
        <style:tab-stops>
          <style:tab-stop style:position="1.376cm"/>
          <style:tab-stop style:position="2.716cm"/>
        </style:tab-stops>
      </style:paragraph-properties>
      <style:text-properties officeooo:rsid="001bec15" officeooo:paragraph-rsid="001bec15"/>
    </style:style>
    <style:style style:name="P36" style:family="paragraph">
      <style:paragraph-properties fo:text-align="justify"/>
    </style:style>
    <style:style style:name="P37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style:font-size-complex="16pt"/>
    </style:style>
    <style:style style:name="T3" style:family="text">
      <style:text-properties style:text-position="25% 100%" style:font-size-complex="16pt"/>
    </style:style>
    <style:style style:name="T4" style:family="text">
      <style:text-properties style:text-position="30% 100%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ec15"/>
    </style:style>
    <style:style style:name="T9" style:family="text"/>
    <style:style style:name="T10" style:family="text">
      <style:text-properties style:font-name="Arial" fo:font-size="22pt" fo:font-weight="bold" style:font-size-asian="22pt" style:font-weight-asian="bold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odulo <text:s/>riepilogativo <text:s/>pagamenti <text:s/>oneri <text:s/>di <text:s/>urbanizzazione primaria e secondaria e costo di costruzione relativi ai permessi di costruire rilasciati.</text:p>
      <text:p text:style-name="P7"><text:span text:style-name="Car._20_predefinito_20_paragrafo"><text:span text:style-name="T2">Riferimento L.R. n° 25 del 07.04.1995. Delibera C.C. n°</text:span></text:span><text:span text:style-name="Car._20_predefinito_20_paragrafo"><text:span text:style-name="T3"> </text:span></text:span><text:span text:style-name="Car._20_predefinito_20_paragrafo"><text:span text:style-name="T2">105 del 10.11.1995 e successivi aggiornamenti e integrazioni.</text:span></text:span></text:p>
      <text:p text:style-name="P15">MODULO 2</text:p>
      <text:p text:style-name="P15">PAGAMENTO <text:s/>NON RATEIZZATO</text:p>
      <text:p text:style-name="P18">CASO DI OPERE DI URBANIZZAZIONE ESEGUITE DIRETTAMENTE DALL’OPERATORE (OPERE A SCOMPUTO EX ART. 12 L.R. 25/1995)</text:p>
      <text:p text:style-name="P16"/>
      <text:p text:style-name="P8">Oggetto: [oggetto] in [ubicazione]</text:p>
      <text:p text:style-name="P8">Richiedente: [elenco_richiedenti]</text:p>
      <text:p text:style-name="P3"/>
      <text:p text:style-name="P19">n<text:span text:style-name="Car._20_predefinito_20_paragrafo"><text:span text:style-name="T4">° </text:span></text:span>prot :</text:p>
      <text:p text:style-name="P19">data rilascio:</text:p>
      <text:p text:style-name="P24"/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9">B l</text:p>
          </table:table-cell>
          <table:table-cell table:style-name="Tabella2.A1" office:value-type="string">
            <text:p text:style-name="P13"><text:span text:style-name="Car._20_predefinito_20_paragrafo"><text:span text:style-name="T2">Quota di interesse esclusivo operatore assimilabile alla quota relativa all’urbanizzazione primaria (V. DCC 105/1995)</text:span></text:span></text:p>
          </table:table-cell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>[oneri_<text:span text:style-name="T8">urb_1</text:span>]</text:p>
          </table:table-cell>
        </table:table-row>
        <table:table-row>
          <table:table-cell table:style-name="Tabella2.A1" office:value-type="string">
            <text:p text:style-name="P9">B2</text:p>
          </table:table-cell>
          <table:table-cell table:style-name="Tabella2.A1" office:value-type="string">
            <text:p text:style-name="P13"><text:span text:style-name="Car._20_predefinito_20_paragrafo"><text:span text:style-name="T2">Quota di interesse generale assimilabile alla quota relativa all’urbanizzazione secondaria ai fini dell’applicazione della L.R. 4/1985 (V. DCC 105/1995)</text:span></text:span></text:p>
          </table:table-cell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>[oneri_<text:span text:style-name="T8">urb_</text:span>2]</text:p>
          </table:table-cell>
        </table:table-row>
        <table:table-row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14"/>
          </table:table-cell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/>
          </table:table-cell>
        </table:table-row>
        <table:table-row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14">totale oneri di urbanizzazione = B = B l + B2 =</text:p>
          </table:table-cell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35">[oneri_urb]</text:p>
          </table:table-cell>
        </table:table-row>
        <table:table-row>
          <table:table-cell table:style-name="Tabella2.A1" office:value-type="string">
            <text:p text:style-name="P9">A</text:p>
          </table:table-cell>
          <table:table-cell table:style-name="Tabella2.A1" office:value-type="string">
            <text:p text:style-name="P14">Quota costo di costruzione</text:p>
          </table:table-cell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>[oneri_cc]</text:p>
          </table:table-cell>
        </table:table-row>
        <table:table-row>
          <table:table-cell table:style-name="Tabella2.A1" office:value-type="string">
            <text:p text:style-name="P9"/>
          </table:table-cell>
          <table:table-cell table:style-name="Tabella2.A1" office:value-type="string">
            <text:p text:style-name="P14"/>
          </table:table-cell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/>
          </table:table-cell>
        </table:table-row>
      </table:table>
      <text:p text:style-name="P25">__________________________________________________________________________________</text:p>
      <text:p text:style-name="P22">Valutazione <text:s/>opere <text:s/>di urbanizzazione <text:s/>eseguite <text:s/>direttamente dall’operatore e quindi scomputabili ex art. 12 L.R. 25/95.</text:p>
      <text:p text:style-name="P22">Importo stimato opere : <text:s text:c="4"/>€ …………………….</text:p>
      <text:p text:style-name="P26"/>
      <text:p text:style-name="P27"><text:s text:c="14"/>Quota residua contributo oneri di urbanizzazione da versarsi al Comune:</text:p>
      <text:p text:style-name="P26"/>
      <text:p text:style-name="P28"><text:span text:style-name="Car._20_predefinito_20_paragrafo"><text:span text:style-name="T5">B l</text:span></text:span><text:span text:style-name="Car._20_predefinito_20_paragrafo"><text:span text:style-name="T6"> <text:tab/>Quota di interesse esclusivo operatore assimilabile alla quota relativa all’urbanizzazione primaria (V. DCC 105/1995)</text:span></text:span></text:p>
      <text:p text:style-name="P23"><text:tab/><text:span text:style-name="Car._20_predefinito_20_paragrafo"><text:span text:style-name="T6">€ …………………….</text:span></text:span></text:p>
      <text:p text:style-name="P29"><text:span text:style-name="Car._20_predefinito_20_paragrafo"><text:span text:style-name="T7"><text:s text:c="12"/>B2 </text:span></text:span><text:tab/><text:span text:style-name="Car._20_predefinito_20_paragrafo"><text:span text:style-name="T6">Quota di interesse generale assimilabile alla quota relativa all’urbanizzazione <text:s text:c="9"/></text:span></text:span></text:p>
      <text:p text:style-name="P29"><text:span text:style-name="Car._20_predefinito_20_paragrafo"><text:span text:style-name="T6"><text:s text:c="29"/>secondaria ai fini dell’applicazione della L.R. 4/1985 (V. DCC 105/1995)</text:span></text:span></text:p>
      <text:p text:style-name="P22"><text:tab/>€ …………………….</text:p>
      <text:p text:style-name="P30"><text:tab/></text:p>
      <text:p text:style-name="P6"/>
      <text:p text:style-name="P26">Totale quota residua oneri di urbanizzazione da versarsi al Comune = B = B l + B2 = € ………………</text:p>
      <text:p text:style-name="P17"/>
      <text:p text:style-name="P31">__________________________________________________________________________</text:p>
      <text:p text:style-name="P32"/>
      <text:p text:style-name="P5"><text:soft-page-break/></text:p>
      <text:p text:style-name="P21">Il <text:s/>presente <text:s/>modulo <text:s/>deve <text:s/>essere <text:s/>inviato <text:s/>al <text:s/>Servizio Finanziario <text:s/>subito <text:s/>dopo <text:s/>il <text:s/>rilascio <text:s/>del permesso di costruire.</text:p>
      <text:p text:style-name="P20">Copia <text:s/>di <text:s/>esso <text:s/>deve <text:s/>essere <text:s/>allegata <text:s/>alla <text:s/>pratica <text:s/>di permesso di costruire ed alla fotocopia dell’atto autorizzativo archiviata c/o l’ufficio amministrativ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2" style:family="paragraph" style:parent-style-name="Normale">
      <style:paragraph-properties style:line-height-at-least="0.423cm" fo:orphans="0" fo:widows="0" fo:hyphenation-ladder-count="no-limit" style:vertical-align="auto">
        <style:tab-stops>
          <style:tab-stop style:position="1.27cm"/>
        </style:tab-stops>
      </style:paragraph-properties>
      <style:text-properties fo:font-size="12pt" style:font-size-asian="12pt" fo:hyphenate="false"/>
    </style:style>
    <style:style style:name="p4" style:family="paragraph" style:parent-style-name="Normale">
      <style:paragraph-properties fo:margin-left="1.164cm" fo:margin-right="0cm" style:line-height-at-least="0.423cm" fo:orphans="0" fo:widows="0" fo:hyphenation-ladder-count="no-limit" fo:text-indent="0cm" style:auto-text-indent="false" style:vertical-align="auto">
        <style:tab-stops>
          <style:tab-stop style:position="0.212cm"/>
        </style:tab-stops>
      </style:paragraph-properties>
      <style:text-properties fo:font-size="12pt" style:font-size-asian="12pt" fo:hyphenate="false"/>
    </style:style>
    <style:style style:name="c3" style:family="paragraph" style:parent-style-name="Normale">
      <style:paragraph-properties style:line-height-at-least="0.423cm" fo:text-align="center" style:justify-single-word="false" fo:orphans="0" fo:widows="0" fo:hyphenation-ladder-count="no-limit" style:vertical-align="auto"/>
      <style:text-properties fo:font-size="12pt" style:font-size-asian="12pt" fo:hyphenate="false"/>
    </style:style>
    <style:style style:name="p5" style:family="paragraph" style:parent-style-name="Normale">
      <style:paragraph-properties fo:margin-left="0.254cm" fo:margin-right="0cm" style:line-height-at-least="0.423cm" fo:orphans="0" fo:widows="0" fo:hyphenation-ladder-count="no-limit" fo:text-indent="-1.524cm" style:auto-text-indent="false" style:vertical-align="auto">
        <style:tab-stops>
          <style:tab-stop style:position="1.122cm"/>
          <style:tab-stop style:position="2.462cm"/>
        </style:tab-stops>
      </style:paragraph-properties>
      <style:text-properties fo:font-size="12pt" style:font-size-asian="12pt" fo:hyphenate="false"/>
    </style:style>
    <style:style style:name="t1" style:family="paragraph" style:parent-style-name="Normale">
      <style:paragraph-properties style:line-height-at-least="0.423cm" fo:orphans="0" fo:widows="0" fo:hyphenation-ladder-count="no-limit" style:vertical-align="auto"/>
      <style:text-properties fo:font-size="12pt" style:font-size-asian="12pt" fo:hyphenate="false"/>
    </style:style>
    <style:style style:name="t8" style:family="paragraph" style:parent-style-name="Normale">
      <style:paragraph-properties style:line-height-at-least="0.529cm" fo:orphans="0" fo:widows="0" fo:hyphenation-ladder-count="no-limit" style:vertical-align="auto"/>
      <style:text-properties fo:font-size="12pt" style:font-size-asian="12pt" fo:hyphenate="false"/>
    </style:style>
    <style:style style:name="t15" style:family="paragraph" style:parent-style-name="Normale">
      <style:paragraph-properties style:line-height-at-least="0.388cm" fo:orphans="0" fo:widows="0" fo:hyphenation-ladder-count="no-limit" style:punctuation-wrap="hanging" style:vertical-align="auto"/>
      <style:text-properties fo:font-size="12pt" style:font-size-asian="12pt" style:font-size-complex="12pt" fo:hyphenate="false"/>
    </style:style>
    <style:style style:name="p19" style:family="paragraph" style:parent-style-name="Normale">
      <style:paragraph-properties fo:margin-left="1.164cm" fo:margin-right="0cm" style:line-height-at-least="0.847cm" fo:orphans="0" fo:widows="0" fo:hyphenation-ladder-count="no-limit" fo:text-indent="0cm" style:auto-text-indent="false" style:punctuation-wrap="hanging" style:vertical-align="auto">
        <style:tab-stops>
          <style:tab-stop style:position="0.212cm"/>
        </style:tab-stops>
      </style:paragraph-properties>
      <style:text-properties fo:font-size="12pt" style:font-size-asian="12pt" style:font-size-complex="12pt" fo:hyphenate="false"/>
    </style:style>
    <style:style style:name="p23" style:family="paragraph" style:parent-style-name="Normale">
      <style:paragraph-properties style:line-height-at-least="0.423cm" fo:text-align="justify" style:justify-single-word="false" fo:orphans="0" fo:widows="0" fo:hyphenation-ladder-count="no-limit" style:punctuation-wrap="hanging" style:vertical-align="auto">
        <style:tab-stops>
          <style:tab-stop style:position="1.27cm"/>
        </style:tab-stops>
      </style:paragraph-properties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5" style:family="table">
      <style:table-properties style:width="15.526cm" fo:margin-left="0.376cm" table:align="left"/>
    </style:style>
    <style:style style:name="Tabella5.A" style:family="table-column">
      <style:table-column-properties style:column-width="5.175cm"/>
    </style:style>
    <style:style style:name="Tabella5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>
      <style:paragraph-properties fo:text-align="justify"/>
    </style:style>
    <style:style style:name="MP3" style:family="paragraph">
      <style:paragraph-properties style:writing-mode="lr-tb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non rateizzati con opere a scomputo.odt</text:file-name></text:span></text:span><text:span text:style-name="Car._20_predefinito_20_paragrafo"><text:span text:style-name="MT1"><text:tab/></text:span></text:span><text:span text:style-name="Car._20_predefinito_20_paragrafo"><text:span text:style-name="MT1"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/></text:span></text:span><text:span text:style-name="Numero_20_pagina"><text:span text:style-name="MT1"> di </text:span></text:span><text:span text:style-name="Numero_20_pagina"><text:page-count>2</text:page-count></text:span></text:p>
      </style:footer>
      <style:footer-left style:display="false">
        <table:table table:name="Tabella5" table:style-name="Tabella5">
          <table:table-column table:style-name="Tabella5.A" table:number-columns-repeated="3"/>
          <table:table-row>
            <table:table-cell table:style-name="Tabella5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5.A1" office:value-type="string">
              <text:p text:style-name="MP1">RESPONSABILE DEL PROCEDIMENTO</text:p>
              <text:p text:style-name="MP1">Arch. Sandra Venturi</text:p>
            </table:table-cell>
            <table:table-cell table:style-name="Tabella5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non rateizzati con opere a scomputo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2</text:page-number></text:span></text:span><text:span text:style-name="Numero_20_pagina"><text:span text:style-name="MT1"> di </text:span></text:span><text:span text:style-name="Numero_20_pagina"><text:page-count>2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2"><text:span text:style-name="MT3">Comune di Savona</text:span></text:p><text:p text:style-name="MP2"><text:span text:style-name="MT4">Settore Pianificazione Territoriale </text:span></text:p><text:p>Sportello Unico per l’Edilizia</text:p><text:p text:style-name="MP2"><text:span text:style-name="MT5"/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47:00Z</meta:creation-date>
    <dc:date>2014-01-30T18:12:42.115000000</dc:date>
    <meta:print-date>1999-05-25T16:27:00Z</meta:print-date>
    <meta:editing-cycles>3</meta:editing-cycles>
    <meta:editing-duration>PT4M</meta:editing-duration>
    <meta:document-statistic meta:table-count="3" meta:image-count="0" meta:object-count="1" meta:page-count="2" meta:paragraph-count="51" meta:word-count="317" meta:character-count="3071" meta:non-whitespace-character-count="2212"/>
    <meta:template xlink:type="simple" xlink:actuate="onRequest" xlink:title="" xlink:href="./modello%20oneri%20non%20rateizzati%20con%20opere%20a%20scomputo.dot"/>
  </office:meta>
</office:document-meta>
</file>